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73000000B780EB79315D4E879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361cm" svg:height="3.63cm" svg:x="7.004cm" svg:y="13.144cm">
          <draw:image xlink:href="Pictures/1000000000000173000000B780EB79315D4E879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5:02:27.337531532</meta:creation-date>
    <dc:date>2018-03-16T15:02:41.203812377</dc:date>
    <meta:editing-duration>PT14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